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960000040462AD568BE7041E6D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officeooo:rsid="00203071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plate !</text:p>
      <text:p text:style-name="Standard"><draw:frame draw:style-name="fr1" draw:name="Image1" text:anchor-type="char" svg:y="0.002cm" svg:width="17cm" svg:height="12.22cm" draw:z-index="0"><draw:image xlink:href="Pictures/10000201000005960000040462AD568BE7041E6D.png" xlink:type="simple" xlink:show="embed" xlink:actuate="onLoad" loext:mime-type="image/png"/></draw:frame></text:p>
      <text:p text:style-name="Standard">Bonjour {{ object.name }} 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Songti SC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fr" fo:country="FR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2:01:06</meta:creation-date>
    <dc:language>fr-FR</dc:language>
    <dc:date>2019-06-11T14:05:45.386921243</dc:date>
    <meta:editing-cycles>5</meta:editing-cycles>
    <meta:editing-duration>PT3M57S</meta:editing-duration>
    <meta:generator>LibreOffice/6.2.4.2$MacOSX_X86_64 LibreOffice_project/2412653d852ce75f65fbfa83fb7e7b669a126d64</meta:generator>
    <meta:document-statistic meta:table-count="0" meta:image-count="1" meta:object-count="0" meta:page-count="1" meta:paragraph-count="2" meta:word-count="7" meta:character-count="38" meta:non-whitespace-character-count="33"/>
  </office:meta>
</office:document-meta>
</file>